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55cm"/>
    </style:style>
    <style:style style:name="co2" style:family="table-column">
      <style:table-column-properties fo:break-before="auto" style:column-width="1.298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0">
      <style:table-cell-properties fo:background-color="#ffc000"/>
    </style:style>
    <style:style style:name="ce8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0">
      <style:table-cell-properties fo:background-color="#ffc000" fo:border="0.06pt solid #000000"/>
    </style:style>
    <style:style style:name="ce12" style:family="table-cell" style:parent-style-name="Default" style:data-style-name="N100">
      <style:table-cell-properties fo:background-color="#ffc000" fo:border="0.06pt solid #000000"/>
    </style:style>
    <style:style style:name="ce15" style:family="table-cell" style:parent-style-name="Default" style:data-style-name="N100">
      <style:table-cell-properties fo:border-bottom="none" fo:background-color="#ffc000" fo:border-left="0.06pt solid #000000" fo:border-right="0.06pt solid #000000" fo:border-top="0.06pt solid #000000"/>
    </style:style>
    <style:style style:name="ce13" style:family="table-cell" style:parent-style-name="Default" style:data-style-name="N4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4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01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9"/>
        <table:table-column table:style-name="co4" table:default-cell-style-name="ce10"/>
        <table:table-column table:style-name="co5" table:default-cell-style-name="ce17"/>
        <table:table-column table:style-name="co6" table:number-columns-repeated="1019" table:default-cell-style-name="ce1"/>
        <table:table-row table:style-name="ro1">
          <table:table-cell table:style-name="ce17"/>
          <table:table-cell table:style-name="ce17" office:value-type="string" calcext:value-type="string">
            <text:p>Arr</text:p>
          </table:table-cell>
          <table:table-cell table:style-name="ce17" office:value-type="string" calcext:value-type="string">
            <text:p>Dep</text:p>
          </table:table-cell>
          <table:table-cell table:style-name="ce17" office:value-type="string" calcext:value-type="string">
            <text:p>Label</text:p>
          </table:table-cell>
          <table:table-cell office:value-type="string" calcext:value-type="string">
            <text:p>Shunting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####</text:p>
          </table:table-cell>
          <table:table-cell table:style-name="ce17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>
            <text:p>KS - Os</text:p>
          </table:table-cell>
          <table:table-cell table:style-name="ce17" table:number-columns-repeated="3"/>
          <table:table-cell table:number-columns-repeated="37"/>
          <table:table-cell table:style-name="ce3" table:number-columns-repeated="983"/>
        </table:table-row>
        <table:table-row table:style-name="ro2">
          <table:table-cell office:value-type="float" office:value="40673" calcext:value-type="float">
            <text:p>40673</text:p>
          </table:table-cell>
          <table:table-cell table:style-name="ce17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from Czestochow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 table:style-name="ce13" office:value-type="time" office:time-value="PT15H55M00S" calcext:value-type="time">
            <text:p>15:55</text:p>
          </table:table-cell>
          <table:table-cell table:style-name="ce14" office:value-type="time" office:time-value="PT15H55M00S" calcext:value-type="time">
            <text:p>15:55</text:p>
          </table:table-cell>
          <table:table-cell table:style-name="ce17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113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3, "(2)"</text:p>
          </table:table-cell>
          <table:table-cell table:style-name="ce13" office:value-type="time" office:time-value="PT15H59M00S" calcext:value-type="time">
            <text:p>15:59</text:p>
          </table:table-cell>
          <table:table-cell table:style-name="ce14" office:value-type="time" office:time-value="PT16H03M00S" calcext:value-type="time">
            <text:p>16:03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13" office:value-type="time" office:time-value="PT16H06M00S" calcext:value-type="time">
            <text:p>16:06</text:p>
          </table:table-cell>
          <table:table-cell table:style-name="ce14" office:value-type="time" office:time-value="PT16H06M00S" calcext:value-type="time">
            <text:p>16:06</text:p>
          </table:table-cell>
          <table:table-cell table:style-name="ce17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 table:style-name="ce13"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CB", "ST", 1, "(1)"</text:p>
          </table:table-cell>
          <table:table-cell table:style-name="ce13" office:value-type="time" office:time-value="PT16H10M00S" calcext:value-type="time">
            <text:p>16:10</text:p>
          </table:table-cell>
          <table:table-cell table:style-name="ce14" office:value-type="time" office:time-value="PT16H10M00S" calcext:value-type="time">
            <text:p>16:10</text:p>
          </table:table-cell>
          <table:table-cell table:style-name="ce17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to Gli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float" office:value="94766" calcext:value-type="float">
            <text:p>94766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S5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from Zwardoń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 table:style-name="ce13" office:value-type="time" office:time-value="PT15H57M00S" calcext:value-type="time">
            <text:p>15:57</text:p>
          </table:table-cell>
          <table:table-cell table:style-name="ce14" office:value-type="time" office:time-value="PT15H57M00S" calcext:value-type="time">
            <text:p>15:57</text:p>
          </table:table-cell>
          <table:table-cell table:style-name="ce17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14" office:value-type="time" office:time-value="PT16H00M00S" calcext:value-type="time">
            <text:p>16:00</text:p>
          </table:table-cell>
          <table:table-cell table:style-name="ce17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8, "(4)"</text:p>
          </table:table-cell>
          <table:table-cell table:style-name="ce13" office:value-type="time" office:time-value="PT16H04M00S" calcext:value-type="time">
            <text:p>16:04</text:p>
          </table:table-cell>
          <table:table-cell table:style-name="ce17"/>
          <table:table-cell table:style-name="ce17" office:value-type="string" calcext:value-type="string">
            <text:p>Katowice 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4, "(N/A)"</text:p>
          </table:table-cell>
          <table:table-cell table:style-name="ce13"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erminates in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IC - I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float" office:value="26103" calcext:value-type="float">
            <text:p>26103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BOLKO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from Lublin Główny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117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7, "(1)"</text:p>
          </table:table-cell>
          <table:table-cell table:style-name="ce13" office:value-type="time" office:time-value="PT16H04M00S" calcext:value-type="time">
            <text:p>16:04</text:p>
          </table:table-cell>
          <table:table-cell table:style-name="ce14" office:value-type="time" office:time-value="PT16H11M00S" calcext:value-type="time">
            <text:p>16:11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 table:style-name="ce13"/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13"/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 table:style-name="ce13"/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 table:style-name="ce13"/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table:style-name="ce5" office:value-type="string" calcext:value-type="string">
            <text:p>"CB", "ST", 1, "(1)"</text:p>
          </table:table-cell>
          <table:table-cell table:style-name="ce13"/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office:value-type="string" calcext:value-type="string">
            <text:p>to Wrocław Główny</text:p>
          </table:table-cell>
          <table:table-cell table:style-name="ce13"/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2100" calcext:value-type="float">
            <text:p>42100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ZTYGAR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(IC)", "B-M", 500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"KO", "ST", 114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"KO", "ST", 2, "(3)"</text:p>
          </table:table-cell>
          <table:table-cell/>
          <table:table-cell table:style-name="ce14" office:value-type="time" office:time-value="PT16H08M00S" calcext:value-type="time">
            <text:p>16:08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O", "ST", 114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O-KZ", "SBL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2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Lublin Główny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5312" calcext:value-type="float">
            <text:p>5312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PIAST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Gdynia Główna via Wrocław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", "ST", 2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1", "SBL+PO(Załęże)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2", "SBL+Sem(ST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4, "(3)"</text:p>
          </table:table-cell>
          <table:table-cell table:style-name="ce13" office:value-type="time" office:time-value="PT16H06M00S" calcext:value-type="time">
            <text:p>16:06</text:p>
          </table:table-cell>
          <table:table-cell table:style-name="ce14" office:value-type="time" office:time-value="PT16H09M00S" calcext:value-type="time">
            <text:p>16:09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4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Kraków Główny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float" office:value="40518" calcext:value-type="float">
            <text:p>40518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S4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from Tychy Lodowisko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 table:style-name="ce13" office:value-type="time" office:time-value="PT16H03M00S" calcext:value-type="time">
            <text:p>16:03</text:p>
          </table:table-cell>
          <table:table-cell table:style-name="ce14" office:value-type="time" office:time-value="PT16H03M00S" calcext:value-type="time">
            <text:p>16:03</text:p>
          </table:table-cell>
          <table:table-cell table:style-name="ce17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 table:style-name="ce13" office:value-type="time" office:time-value="PT16H06M00S" calcext:value-type="time">
            <text:p>16:06</text:p>
          </table:table-cell>
          <table:table-cell table:style-name="ce14" office:value-type="time" office:time-value="PT16H06M00S" calcext:value-type="time">
            <text:p>16:06</text:p>
          </table:table-cell>
          <table:table-cell table:style-name="ce17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3, "(2)"</text:p>
          </table:table-cell>
          <table:table-cell table:style-name="ce13" office:value-type="time" office:time-value="PT16H09M00S" calcext:value-type="time">
            <text:p>16:09</text:p>
          </table:table-cell>
          <table:table-cell table:style-name="ce17"/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3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erminates in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PR - R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34319" calcext:value-type="float">
            <text:p>34319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No nam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Kraków Główny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3, "(2)"</text:p>
          </table:table-cell>
          <table:table-cell table:style-name="ce13" office:value-type="time" office:time-value="PT16H10M00S" calcext:value-type="time">
            <text:p>16:10</text:p>
          </table:table-cell>
          <table:table-cell table:style-name="ce14" office:value-type="time" office:time-value="PT16H10M00S" calcext:value-type="time">
            <text:p>16:10</text:p>
          </table:table-cell>
          <table:table-cell table:style-name="ce17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0, "(4)"</text:p>
          </table:table-cell>
          <table:table-cell table:style-name="ce13" office:value-type="time" office:time-value="PT16H14M00S" calcext:value-type="time">
            <text:p>16:14</text:p>
          </table:table-cell>
          <table:table-cell table:style-name="ce17"/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8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erminates in Katowice; turn around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14006/112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ILESI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Warszawa Wschodni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9, "(1)"</text:p>
          </table:table-cell>
          <table:table-cell table:style-name="ce13" office:value-type="time" office:time-value="PT16H10M00S" calcext:value-type="time">
            <text:p>16:10</text:p>
          </table:table-cell>
          <table:table-cell table:style-name="ce14" office:value-type="time" office:time-value="PT16H19M00S" calcext:value-type="time">
            <text:p>16:19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1", "Sem(ST)+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2", "SBL+Sem(PODG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1", "SBL+POGP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L", "ST", 2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Praha Hlavni Nadrazi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KS - OsP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float" office:value="94611" calcext:value-type="float">
            <text:p>94611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S6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3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"KO", "ST", 1, "(2)"</text:p>
          </table:table-cell>
          <table:table-cell/>
          <table:table-cell table:style-name="ce14" office:value-type="time" office:time-value="PT16H12M00S" calcext:value-type="time">
            <text:p>16:12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1", "Sem(ST)+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2", "SBL+Sem(PODG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1", "SBL+POGP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L", "ST", 2, "(2)"</text:p>
          </table:table-cell>
          <table:table-cell table:style-name="ce13" office:value-type="time" office:time-value="PT16H17M00S" calcext:value-type="time">
            <text:p>16:17</text:p>
          </table:table-cell>
          <table:table-cell table:style-name="ce14" office:value-type="time" office:time-value="PT16H17M00S" calcext:value-type="time">
            <text:p>16:17</text:p>
          </table:table-cell>
          <table:table-cell table:style-name="ce17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to Wisła Głęb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KS - OsP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float" office:value="40150" calcext:value-type="float">
            <text:p>40150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1 KARLIK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Gli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", "ST", 2, "(1)"</text:p>
          </table:table-cell>
          <table:table-cell table:style-name="ce13" office:value-type="time" office:time-value="PT16H10M00S" calcext:value-type="time">
            <text:p>16:10</text:p>
          </table:table-cell>
          <table:table-cell table:style-name="ce14" office:value-type="time" office:time-value="PT16H10M00S" calcext:value-type="time">
            <text:p>16:10</text:p>
          </table:table-cell>
          <table:table-cell table:style-name="ce17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1", "SBL+PO(Załęże)", 2, "1", "(2)"</text:p>
          </table:table-cell>
          <table:table-cell table:style-name="ce13" office:value-type="time" office:time-value="PT16H13M00S" calcext:value-type="time">
            <text:p>16:13</text:p>
          </table:table-cell>
          <table:table-cell table:style-name="ce14" office:value-type="time" office:time-value="PT16H13M00S" calcext:value-type="time">
            <text:p>16:13</text:p>
          </table:table-cell>
          <table:table-cell table:style-name="ce17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2", "SBL+Sem(ST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4, "(3)"</text:p>
          </table:table-cell>
          <table:table-cell table:style-name="ce13" office:value-type="time" office:time-value="PT16H16M00S" calcext:value-type="time">
            <text:p>16:16</text:p>
          </table:table-cell>
          <table:table-cell table:style-name="ce14" office:value-type="time" office:time-value="PT16H18M00S" calcext:value-type="time">
            <text:p>16:18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2, "(1)"</text:p>
          </table:table-cell>
          <table:table-cell table:style-name="ce13" office:value-type="time" office:time-value="PT16H26M00S" calcext:value-type="time">
            <text:p>16:26</text:p>
          </table:table-cell>
          <table:table-cell table:style-name="ce14" office:value-type="time" office:time-value="PT16H26M00S" calcext:value-type="time">
            <text:p>16:26</text:p>
          </table:table-cell>
          <table:table-cell table:style-name="ce17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to Częstochow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130/41004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BATHORY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Budapest-Nyugati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0, "(4)"</text:p>
          </table:table-cell>
          <table:table-cell table:style-name="ce13" office:value-type="time" office:time-value="PT16H15M00S" calcext:value-type="time">
            <text:p>16:15</text:p>
          </table:table-cell>
          <table:table-cell table:style-name="ce14" office:value-type="time" office:time-value="PT16H23M00S" calcext:value-type="time">
            <text:p>16:23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", 118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2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Brest-Centralnyi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P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94113" calcext:value-type="float">
            <text:p>94113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5 SPRINTER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3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Maybe from Rac(KS)?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"KO", "ST", 1, "(2)"</text:p>
          </table:table-cell>
          <table:table-cell/>
          <table:table-cell table:style-name="ce14" office:value-type="time" office:time-value="PT16H24M00S" calcext:value-type="time">
            <text:p>16:24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1", "Sem(ST)+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2", "SBL+Sem(PODG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1", "SBL+POGP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L", "ST", 2, "(2)"</text:p>
          </table:table-cell>
          <table:table-cell table:style-name="ce13" office:value-type="time" office:time-value="PT16H30M00S" calcext:value-type="time">
            <text:p>16:30</text:p>
          </table:table-cell>
          <table:table-cell table:style-name="ce14" office:value-type="time" office:time-value="PT16H30M00S" calcext:value-type="time">
            <text:p>16:30</text:p>
          </table:table-cell>
          <table:table-cell table:style-name="ce17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Żywie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0673" calcext:value-type="float">
            <text:p>40673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from Czestochow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 table:style-name="ce13" office:value-type="time" office:time-value="PT16H14M00S" calcext:value-type="time">
            <text:p>16:14</text:p>
          </table:table-cell>
          <table:table-cell table:style-name="ce14" office:value-type="time" office:time-value="PT16H14M00S" calcext:value-type="time">
            <text:p>16:14</text:p>
          </table:table-cell>
          <table:table-cell table:style-name="ce17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7, "(1)"</text:p>
          </table:table-cell>
          <table:table-cell table:style-name="ce13" office:value-type="time" office:time-value="PT16H18M00S" calcext:value-type="time">
            <text:p>16:18</text:p>
          </table:table-cell>
          <table:table-cell table:style-name="ce14" office:value-type="time" office:time-value="PT16H30M00S" calcext:value-type="time">
            <text:p>16:30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13" office:value-type="time" office:time-value="PT16H32M00S" calcext:value-type="time">
            <text:p>16:32</text:p>
          </table:table-cell>
          <table:table-cell table:style-name="ce14" office:value-type="time" office:time-value="PT16H32M00S" calcext:value-type="time">
            <text:p>16:32</text:p>
          </table:table-cell>
          <table:table-cell table:style-name="ce17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CB", "ST", 1, "(1)"</text:p>
          </table:table-cell>
          <table:table-cell table:style-name="ce13" office:value-type="time" office:time-value="PT16H36M00S" calcext:value-type="time">
            <text:p>16:36</text:p>
          </table:table-cell>
          <table:table-cell table:style-name="ce14" office:value-type="time" office:time-value="PT16H36M00S" calcext:value-type="time">
            <text:p>16:36</text:p>
          </table:table-cell>
          <table:table-cell table:style-name="ce17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to Gli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IC - TLK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float" office:value="54101" calcext:value-type="float">
            <text:p>54101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DOKER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from Gdynia Główna via Koluszki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9, "(1)"</text:p>
          </table:table-cell>
          <table:table-cell table:style-name="ce13" office:value-type="time" office:time-value="PT16H28M00S" calcext:value-type="time">
            <text:p>16:28</text:p>
          </table:table-cell>
          <table:table-cell table:style-name="ce17"/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Look at this shunting path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terminates in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0477" calcext:value-type="float">
            <text:p>40477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4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3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"KO", "ST", 7, "(1)"</text:p>
          </table:table-cell>
          <table:table-cell/>
          <table:table-cell table:style-name="ce14" office:value-type="time" office:time-value="PT16H29M00S" calcext:value-type="time">
            <text:p>16:29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1", "Sem(ST)+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2", "SBL+Sem(PODG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1", "SBL+POGP", 1, "1", "(2)"</text:p>
          </table:table-cell>
          <table:table-cell table:style-name="ce13" office:value-type="time" office:time-value="PT16H32M00S" calcext:value-type="time">
            <text:p>16:32</text:p>
          </table:table-cell>
          <table:table-cell table:style-name="ce14" office:value-type="time" office:time-value="PT16H32M00S" calcext:value-type="time">
            <text:p>16:32</text:p>
          </table:table-cell>
          <table:table-cell table:style-name="ce17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L", "ST", 2, "(2)"</text:p>
          </table:table-cell>
          <table:table-cell table:style-name="ce13" office:value-type="time" office:time-value="PT16H35M00S" calcext:value-type="time">
            <text:p>16:35</text:p>
          </table:table-cell>
          <table:table-cell table:style-name="ce14" office:value-type="time" office:time-value="PT16H35M00S" calcext:value-type="time">
            <text:p>16:35</text:p>
          </table:table-cell>
          <table:table-cell table:style-name="ce17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Tychy Lodowisko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EIP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500" calcext:value-type="float">
            <text:p>4500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Pendolino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Gli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", "ST", 2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1", "SBL+PO(Załęże)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2", "SBL+Sem(ST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2, "(3)"</text:p>
          </table:table-cell>
          <table:table-cell table:style-name="ce13" office:value-type="time" office:time-value="PT16H31M00S" calcext:value-type="time">
            <text:p>16:31</text:p>
          </table:table-cell>
          <table:table-cell table:style-name="ce14" office:value-type="time" office:time-value="PT16H35M00S" calcext:value-type="time">
            <text:p>16:35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2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>
            <text:p>to Gdynia Główna via Warszaw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94317" calcext:value-type="float">
            <text:p>94317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8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Oświęcim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3, "(2)"</text:p>
          </table:table-cell>
          <table:table-cell table:style-name="ce13" office:value-type="time" office:time-value="PT16H39M00S" calcext:value-type="time">
            <text:p>16:39</text:p>
          </table:table-cell>
          <table:table-cell table:style-name="ce14" office:value-type="time" office:time-value="PT16H39M00S" calcext:value-type="time">
            <text:p>16:39</text:p>
          </table:table-cell>
          <table:table-cell table:style-name="ce17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7, "(1)"</text:p>
          </table:table-cell>
          <table:table-cell table:style-name="ce13" office:value-type="time" office:time-value="PT16H44M00S" calcext:value-type="time">
            <text:p>16:44</text:p>
          </table:table-cell>
          <table:table-cell table:style-name="ce14" office:value-type="time" office:time-value="PT16H50M00S" calcext:value-type="time">
            <text:p>16:50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13" office:value-type="time" office:time-value="PT16H53M00S" calcext:value-type="time">
            <text:p>16:53</text:p>
          </table:table-cell>
          <table:table-cell table:style-name="ce14" office:value-type="time" office:time-value="PT16H53M00S" calcext:value-type="time">
            <text:p>16:53</text:p>
          </table:table-cell>
          <table:table-cell table:style-name="ce17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5" office:value-type="string" calcext:value-type="string">
            <text:p>"CB", "ST", 3, "(2)"</text:p>
          </table:table-cell>
          <table:table-cell table:style-name="ce13" office:value-type="time" office:time-value="PT16H57M00S" calcext:value-type="time">
            <text:p>16:57</text:p>
          </table:table-cell>
          <table:table-cell table:style-name="ce14" office:value-type="time" office:time-value="PT16H57M00S" calcext:value-type="time">
            <text:p>16:57</text:p>
          </table:table-cell>
          <table:table-cell table:style-name="ce17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Lublinie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4717" calcext:value-type="float">
            <text:p>44717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7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3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"KO", "ST", 1, "(2)"</text:p>
          </table:table-cell>
          <table:table-cell/>
          <table:table-cell table:style-name="ce14" office:value-type="time" office:time-value="PT16H36M00S" calcext:value-type="time">
            <text:p>16:36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1", "Sem(ST)+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2", "SBL+Sem(PODG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1", "SBL+POGP", 1, "1", "(2)"</text:p>
          </table:table-cell>
          <table:table-cell table:style-name="ce13" office:value-type="time" office:time-value="PT16H39M00S" calcext:value-type="time">
            <text:p>16:39</text:p>
          </table:table-cell>
          <table:table-cell table:style-name="ce14" office:value-type="time" office:time-value="PT16H39M00S" calcext:value-type="time">
            <text:p>16:39</text:p>
          </table:table-cell>
          <table:table-cell table:style-name="ce17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L", "ST", 3, "(1)"</text:p>
          </table:table-cell>
          <table:table-cell table:style-name="ce13" office:value-type="time" office:time-value="PT16H43M00S" calcext:value-type="time">
            <text:p>16:43</text:p>
          </table:table-cell>
          <table:table-cell table:style-name="ce14" office:value-type="time" office:time-value="PT16H43M00S" calcext:value-type="time">
            <text:p>16:43</text:p>
          </table:table-cell>
          <table:table-cell table:style-name="ce17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Racibórz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64350" calcext:value-type="float">
            <text:p>64350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8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Kluczbork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", "ST", 4, "(2)"</text:p>
          </table:table-cell>
          <table:table-cell table:style-name="ce13" office:value-type="time" office:time-value="PT16H31M00S" calcext:value-type="time">
            <text:p>16:31</text:p>
          </table:table-cell>
          <table:table-cell table:style-name="ce14" office:value-type="time" office:time-value="PT16H31M00S" calcext:value-type="time">
            <text:p>16:31</text:p>
          </table:table-cell>
          <table:table-cell table:style-name="ce17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1", "SBL+PO(Załęże)", 2, "1", "(2)"</text:p>
          </table:table-cell>
          <table:table-cell table:style-name="ce13" office:value-type="time" office:time-value="PT16H34M00S" calcext:value-type="time">
            <text:p>16:34</text:p>
          </table:table-cell>
          <table:table-cell table:style-name="ce14" office:value-type="time" office:time-value="PT16H34M00S" calcext:value-type="time">
            <text:p>16:34</text:p>
          </table:table-cell>
          <table:table-cell table:style-name="ce17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2", "SBL+Sem(ST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8, "(4)"</text:p>
          </table:table-cell>
          <table:table-cell table:style-name="ce13" office:value-type="time" office:time-value="PT16H38M00S" calcext:value-type="time">
            <text:p>16:38</text:p>
          </table:table-cell>
          <table:table-cell table:style-name="ce14" office:value-type="time" office:time-value="PT16H40M00S" calcext:value-type="time">
            <text:p>16:40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", 118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4, "(2)"</text:p>
          </table:table-cell>
          <table:table-cell table:style-name="ce13" office:value-type="time" office:time-value="PT16H44M00S" calcext:value-type="time">
            <text:p>16:44</text:p>
          </table:table-cell>
          <table:table-cell table:style-name="ce14" office:value-type="time" office:time-value="PT16H44M00S" calcext:value-type="time">
            <text:p>16:44</text:p>
          </table:table-cell>
          <table:table-cell table:style-name="ce17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Oświęcim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94813" calcext:value-type="float">
            <text:p>94813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5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eparts from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3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"KO", "ST", 1, "(2)"</text:p>
          </table:table-cell>
          <table:table-cell/>
          <table:table-cell table:style-name="ce14" office:value-type="time" office:time-value="PT16H47M00S" calcext:value-type="time">
            <text:p>16:47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1", "Sem(ST)+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Bugla-Bry-2", "SBL+Sem(PODG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1", "SBL+POGP", 1, "1", "(2)"</text:p>
          </table:table-cell>
          <table:table-cell table:style-name="ce13" office:value-type="time" office:time-value="PT16H51M00S" calcext:value-type="time">
            <text:p>16:51</text:p>
          </table:table-cell>
          <table:table-cell table:style-name="ce14" office:value-type="time" office:time-value="PT16H51M00S" calcext:value-type="time">
            <text:p>16:51</text:p>
          </table:table-cell>
          <table:table-cell table:style-name="ce17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Bry-KL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L", "ST", 1, "(2)"</text:p>
          </table:table-cell>
          <table:table-cell table:style-name="ce13" office:value-type="time" office:time-value="PT16H54M00S" calcext:value-type="time">
            <text:p>16:54</text:p>
          </table:table-cell>
          <table:table-cell table:style-name="ce14" office:value-type="time" office:time-value="PT16H54M00S" calcext:value-type="time">
            <text:p>16:54</text:p>
          </table:table-cell>
          <table:table-cell table:style-name="ce17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Żywie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4862" calcext:value-type="float">
            <text:p>44862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71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Chałupki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 table:style-name="ce13" office:value-type="time" office:time-value="PT16H42M00S" calcext:value-type="time">
            <text:p>16:42</text:p>
          </table:table-cell>
          <table:table-cell table:style-name="ce14" office:value-type="time" office:time-value="PT16H42M00S" calcext:value-type="time">
            <text:p>16:42</text:p>
          </table:table-cell>
          <table:table-cell table:style-name="ce17" office:value-type="string" calcext:value-type="string">
            <text:p>Katowice Ligota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 table:style-name="ce13" office:value-type="time" office:time-value="PT16H45M00S" calcext:value-type="time">
            <text:p>16:45</text:p>
          </table:table-cell>
          <table:table-cell table:style-name="ce14" office:value-type="time" office:time-value="PT16H45M00S" calcext:value-type="time">
            <text:p>16:45</text:p>
          </table:table-cell>
          <table:table-cell table:style-name="ce17" office:value-type="string" calcext:value-type="string">
            <text:p>Katowice Brynów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8, "(4)"</text:p>
          </table:table-cell>
          <table:table-cell table:style-name="ce13" office:value-type="time" office:time-value="PT16H48M00S" calcext:value-type="time">
            <text:p>16:48</text:p>
          </table:table-cell>
          <table:table-cell table:style-name="ce17"/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O", "ST-M", 1118, "(N/A)"</text:p>
          </table:table-cell>
          <table:table-cell/>
          <table:table-cell table:style-name="ce17"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erminates in Kato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0628" calcext:value-type="float">
            <text:p>40628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Gli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", "ST", 2, "(1)"</text:p>
          </table:table-cell>
          <table:table-cell table:style-name="ce13" office:value-type="time" office:time-value="PT16H36M00S" calcext:value-type="time">
            <text:p>16:36</text:p>
          </table:table-cell>
          <table:table-cell table:style-name="ce14" office:value-type="time" office:time-value="PT16H36M00S" calcext:value-type="time">
            <text:p>16:36</text:p>
          </table:table-cell>
          <table:table-cell table:style-name="ce17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1", "SBL+PO(Załęże)", 2, "1", "(2)"</text:p>
          </table:table-cell>
          <table:table-cell table:style-name="ce13" office:value-type="time" office:time-value="PT16H40M00S" calcext:value-type="time">
            <text:p>16:40</text:p>
          </table:table-cell>
          <table:table-cell table:style-name="ce14" office:value-type="time" office:time-value="PT16H40M00S" calcext:value-type="time">
            <text:p>16:40</text:p>
          </table:table-cell>
          <table:table-cell table:style-name="ce17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2", "SBL+Sem(ST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2, "(3)"</text:p>
          </table:table-cell>
          <table:table-cell table:style-name="ce13" office:value-type="time" office:time-value="PT16H44M00S" calcext:value-type="time">
            <text:p>16:44</text:p>
          </table:table-cell>
          <table:table-cell table:style-name="ce14" office:value-type="time" office:time-value="PT16H51M00S" calcext:value-type="time">
            <text:p>16:51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2, "(1)"</text:p>
          </table:table-cell>
          <table:table-cell table:style-name="ce13" office:value-type="time" office:time-value="PT16H54M00S" calcext:value-type="time">
            <text:p>16:54</text:p>
          </table:table-cell>
          <table:table-cell table:style-name="ce14" office:value-type="time" office:time-value="PT16H54M00S" calcext:value-type="time">
            <text:p>16:54</text:p>
          </table:table-cell>
          <table:table-cell table:style-name="ce17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Częstochow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KS - OsP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0675" calcext:value-type="float">
            <text:p>40675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Czestochow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Z", "ST", 1, "(1)"</text:p>
          </table:table-cell>
          <table:table-cell table:style-name="ce13" office:value-type="time" office:time-value="PT16H44M00S" calcext:value-type="time">
            <text:p>16:44</text:p>
          </table:table-cell>
          <table:table-cell table:style-name="ce14" office:value-type="time" office:time-value="PT16H44M00S" calcext:value-type="time">
            <text:p>16:44</text:p>
          </table:table-cell>
          <table:table-cell table:style-name="ce17" office:value-type="string" calcext:value-type="string">
            <text:p>Katowice Zawodzi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Z-KO", "SBL+Sem(ST)", 1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9, "(1)"</text:p>
          </table:table-cell>
          <table:table-cell table:style-name="ce13" office:value-type="time" office:time-value="PT16H48M00S" calcext:value-type="time">
            <text:p>16:48</text:p>
          </table:table-cell>
          <table:table-cell table:style-name="ce14" office:value-type="time" office:time-value="PT16H55M00S" calcext:value-type="time">
            <text:p>16:55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1", "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"KO-KTC-2", "SBL+POGP", 1, "2", "(2)"</text:p>
          </table:table-cell>
          <table:table-cell table:style-name="ce13" office:value-type="time" office:time-value="PT16H58M00S" calcext:value-type="time">
            <text:p>16:58</text:p>
          </table:table-cell>
          <table:table-cell table:style-name="ce14" office:value-type="time" office:time-value="PT16H58M00S" calcext:value-type="time">
            <text:p>16:58</text:p>
          </table:table-cell>
          <table:table-cell table:style-name="ce17" office:value-type="string" calcext:value-type="string">
            <text:p>Katowice Załęż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1", "SBL", 1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TC-CB-2", "SBL+Sem(ST)", 1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CB", "ST", 1, "(1)"</text:p>
          </table:table-cell>
          <table:table-cell table:style-name="ce13" office:value-type="time" office:time-value="PT17H02M00S" calcext:value-type="time">
            <text:p>17:02</text:p>
          </table:table-cell>
          <table:table-cell table:style-name="ce14" office:value-type="time" office:time-value="PT17H02M00S" calcext:value-type="time">
            <text:p>17:02</text:p>
          </table:table-cell>
          <table:table-cell table:style-name="ce17" office:value-type="string" calcext:value-type="string">
            <text:p>Chorzów Bato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 Gliwice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57/73000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AWEL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Berlin Hauptbahnhof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", "ST", 2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CB-KTC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1", "SBL+PO(Załęże)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1" office:value-type="string" calcext:value-type="string">
            <text:p>"KTC-KO-2", "SBL+Sem(ST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4, "(3)"</text:p>
          </table:table-cell>
          <table:table-cell table:style-name="ce13" office:value-type="time" office:time-value="PT16H53M00S" calcext:value-type="time">
            <text:p>16:53</text:p>
          </table:table-cell>
          <table:table-cell table:style-name="ce14" office:value-type="time" office:time-value="PT16H58M00S" calcext:value-type="time">
            <text:p>16:58</text:p>
          </table:table-cell>
          <table:table-cell table:style-name="ce17" office:value-type="string" calcext:value-type="string">
            <text:p>Katowic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Z", "ST", 4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Kraków Główny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####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IC - IC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float" office:value="4120" calcext:value-type="float">
            <text:p>4120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DASZYŃSKI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rom Bielsko-Biała Główna 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", "ST", 2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1", "SBL", 2, "1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KL-Bry-2", "SBL+Sem(PODG)", 2, "2", "(2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", "PODG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"Bry-KO", "PODG+Sem(ST)", 2, "1", "(1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table:style-name="ce12" office:value-type="string" calcext:value-type="string">
            <text:p>"KO", "ST", 10, "(4)"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to Warszawa Wschodnia</text:p>
          </table:table-cell>
          <table:table-cell/>
          <table:table-cell table:style-name="ce17" table:number-columns-repeated="2"/>
          <table:table-cell table:number-columns-repeated="1020"/>
        </table:table-row>
        <table:table-row table:style-name="ro2" table:number-rows-repeated="762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2" table:number-rows-repeated="1047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6-01T04:24:51Z</meta:creation-date>
    <dc:date>2021-06-07T08:47:37.646088898</dc:date>
    <meta:editing-duration>PT11M13S</meta:editing-duration>
    <meta:editing-cycles>2</meta:editing-cycles>
    <meta:document-statistic meta:table-count="1" meta:cell-count="534" meta:object-count="0"/>
  </office:meta>
</office:document-meta>
</file>